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547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4000"/>
    </style:style>
    <style:style style:name="ce2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81d41a"/>
      <style:text-properties style:use-window-font-color="true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fo:background-color="#ff4000" style:text-align-source="fix" style:repeat-content="false"/>
      <style:paragraph-properties fo:text-align="end" fo:margin-left="0in"/>
      <style:text-properties style:use-window-font-color="true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99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9"/>
        <table:table-column table:style-name="co5" table:number-columns-repeated="6" table:default-cell-style-name="ce1"/>
        <table:table-column table:style-name="co5" table:default-cell-style-name="Default"/>
        <table:table-row table:style-name="ro1">
          <table:table-cell table:style-name="Default" office:value-type="string" calcext:value-type="string">
            <text:p>Map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Author</text:p>
          </table:table-cell>
          <table:table-cell table:style-name="Default" office:value-type="string" calcext:value-type="string">
            <text:p>Min FPS in 1600x900</text:p>
          </table:table-cell>
          <table:table-cell table:style-name="Default" office:value-type="string" calcext:value-type="string">
            <text:p>AI working?</text:p>
          </table:table-cell>
          <table:table-cell table:style-name="Default" office:value-type="string" calcext:value-type="string">
            <text:p>Sound ok?</text:p>
          </table:table-cell>
          <table:table-cell table:style-name="Default" office:value-type="string" calcext:value-type="string">
            <text:p>Houses ok?</text:p>
          </table:table-cell>
          <table:table-cell table:style-name="Default" office:value-type="string" calcext:value-type="string">
            <text:p>Intro text ok?</text:p>
          </table:table-cell>
          <table:table-cell table:style-name="Default" office:value-type="string" calcext:value-type="string">
            <text:p>Reviewed?</text:p>
          </table:table-cell>
          <table:table-cell table:style-name="Default" office:value-type="string" calcext:value-type="string">
            <text:p>No Blockers?</text:p>
          </table:table-cell>
          <table:table-cell office:value-type="string" calcext:value-type="string">
            <text:p>Download?</text:p>
          </table:table-cell>
        </table:table-row>
        <table:table-row table:style-name="ro1">
          <table:table-cell office:value-type="string" calcext:value-type="string">
            <text:p>A New Tragedy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c, TKLyo</text:p>
          </table:table-cell>
          <table:table-cell table:style-name="Default" office:value-type="float" office:value="210" calcext:value-type="float">
            <text:p>21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>
            <text:p>Additional Force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table:style-name="Default" office:value-type="float" office:value="340" calcext:value-type="float">
            <text:p>340</text:p>
          </table:table-cell>
          <table:table-cell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AKAs Magic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</text:p>
          </table:table-cell>
          <table:table-cell table:style-name="ce11" office:value-type="float" office:value="125" calcext:value-type="float">
            <text:p>125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fies Haven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AlfieAce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tic Arena ZH v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aToR, TKLyo</text:p>
          </table:table-cell>
          <table:table-cell office:value-type="float" office:value="180" calcext:value-type="float">
            <text:p>18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zona Airfiel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 office:value-type="float" office:value="130" calcext:value-type="float">
            <text:p>1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ttleship Bay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, VIE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lack Hell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ue Hol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, TKLyo</text:p>
          </table:table-cell>
          <table:table-cell office:value-type="float" office:value="180" calcext:value-type="float">
            <text:p>18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zic Destruction ZH v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, DoMiNaToR, Beltar</text:p>
          </table:table-cell>
          <table:table-cell office:value-type="float" office:value="360" calcext:value-type="float">
            <text:p>36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nyon Frost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3</text:p>
          </table:table-cell>
          <table:table-cell/>
          <table:table-cell table:style-name="ce10" table:number-columns-repeated="6"/>
          <table:table-cell/>
        </table:table-row>
        <table:table-row table:style-name="ro1">
          <table:table-cell office:value-type="string" calcext:value-type="string">
            <text:p>Crazy Beach ZH v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Newgate &amp; Outdoor Experiences</text:p>
          </table:table-cell>
          <table:table-cell/>
          <table:table-cell table:style-name="ce10" table:number-columns-repeated="3"/>
          <table:table-cell table:style-name="ce3" office:value-type="string" calcext:value-type="string">
            <text:p>NO</text:p>
          </table:table-cell>
          <table:table-cell table:style-name="ce10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ammed Cottage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berOwl, -TanSo-</text:p>
          </table:table-cell>
          <table:table-cell office:value-type="float" office:value="75" calcext:value-type="float">
            <text:p>75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mmed Korhal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table:style-name="ce8" office:value-type="string" calcext:value-type="string">
            <text:p>75 (dam), 9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mmed Scorpion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string" calcext:value-type="string">
            <text:p>80 (dam), 12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sert Fury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40" calcext:value-type="float">
            <text:p>24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ouble Damination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table:style-name="ce8" office:value-type="string" calcext:value-type="string">
            <text:p>150 (dam), 21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Dry River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</text:p>
          </table:table-cell>
          <table:table-cell office:value-type="float" office:value="230" calcext:value-type="float">
            <text:p>2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ust Devil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50" calcext:value-type="float">
            <text:p>25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cho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10" calcext:value-type="float">
            <text:p>21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dboss ZH v2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YES</text:p>
          </table:table-cell>
          <table:table-cell table:style-name="ce10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tropys Empire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kName, TKLyo</text:p>
          </table:table-cell>
          <table:table-cell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Forest of Camelot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Forest of Oblivion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k</text:p>
          </table:table-cell>
          <table:table-cell office:value-type="float" office:value="220" calcext:value-type="float">
            <text:p>220</text:p>
          </table:table-cell>
          <table:table-cell table:number-columns-repeated="6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ort Payn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picMan2099</text:p>
          </table:table-cell>
          <table:table-cell office:value-type="float" office:value="140" calcext:value-type="float">
            <text:p>14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namura Templ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berOwl, -TanSo-</text:p>
          </table:table-cell>
          <table:table-cell office:value-type="float" office:value="270" calcext:value-type="float">
            <text:p>27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>
            <text:p>Kinky Field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aToR, TimberOwl</text:p>
          </table:table-cell>
          <table:table-cell/>
          <table:table-cell table:style-name="ce7" table:number-columns-repeated="5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atural Threats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, Agent21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eidons Lair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Proxy War ZH v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500" calcext:value-type="float">
            <text:p>50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inforest Reservoir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movich, DoMiNaToR, TimberOwl</text:p>
          </table:table-cell>
          <table:table-cell table:style-name="ce17" office:value-type="string" calcext:value-type="string">
            <text:p>60 (dam), 340</text:p>
          </table:table-cell>
          <table:table-cell table:number-columns-repeated="5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Rising Legion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Sacred Lan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diyy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akura Forest II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, -RaDaR^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alt Lake River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k</text:p>
          </table:table-cell>
          <table:table-cell office:value-type="float" office:value="220" calcext:value-type="float">
            <text:p>22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w Land Nation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Snowy Drought ZH v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diyy, Specovik</text:p>
          </table:table-cell>
          <table:table-cell office:value-type="float" office:value="400" calcext:value-type="float">
            <text:p>4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wy Roads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float" office:value="220" calcext:value-type="float">
            <text:p>22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orm Surg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iny Tactic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</text:p>
          </table:table-cell>
          <table:table-cell office:value-type="float" office:value="270" calcext:value-type="float">
            <text:p>27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rban Pinch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Winding River Revised ZH v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FiRe^ArM</text:p>
          </table:table-cell>
          <table:table-cell office:value-type="float" office:value="500" calcext:value-type="float">
            <text:p>5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elling Avalanche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10" calcext:value-type="float">
            <text:p>21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>
            <text:p>Yota Nation Arena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table:style-name="ce3" office:value-type="string" calcext:value-type="string">
            <text:p>Yota Nation Battlegroun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Alterac Pas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imals of the General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ztec Empir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amonds Edg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icMan20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District 10 ZH v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table:style-name="ce8" office:value-type="float" office:value="145" calcext:value-type="float">
            <text:p>145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gotten Factory ZH v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erciBKK, -RaDaR^</text:p>
          </table:table-cell>
          <table:table-cell table:style-name="ce8" office:value-type="float" office:value="260" calcext:value-type="float">
            <text:p>26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ur Victory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icMan2099</text:p>
          </table:table-cell>
          <table:table-cell office:value-type="float" office:value="330" calcext:value-type="float">
            <text:p>330</text:p>
          </table:table-cell>
          <table:table-cell table:number-columns-repeated="3"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reezing Bursa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table:style-name="ce8" office:value-type="float" office:value="230" calcext:value-type="float">
            <text:p>23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ier Rail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Green Goon ZH v1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Green Silk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ndiyy</text:p>
          </table:table-cell>
          <table:table-cell office:value-type="float" office:value="350" calcext:value-type="float">
            <text:p>35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ll on Rails ZH 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180" calcext:value-type="float">
            <text:p>18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ning Dew ZH v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il Carnag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KLyo, TimberOwl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Purification ZH v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320" calcext:value-type="float">
            <text:p>32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iders Island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erciBKK</text:p>
          </table:table-cell>
          <table:table-cell office:value-type="float" office:value="230" calcext:value-type="float">
            <text:p>2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mperate Woods ZH 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410" calcext:value-type="float">
            <text:p>41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ournament D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eon of Excalibur ZH v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astal Shock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Coral Island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 Chapo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Cursed Hollow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berOwl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psilon 6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icMan209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Garden of Terror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berOwl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YES</text:p>
          </table:table-cell>
          <table:table-cell table:style-name="ce7"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acier 6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CG</text:p>
          </table:table-cell>
          <table:table-cell office:value-type="float" office:value="400" calcext:value-type="float">
            <text:p>400</text:p>
          </table:table-cell>
          <table:table-cell table:number-columns-repeated="5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edieval Era ZH v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230" calcext:value-type="float">
            <text:p>2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jave Desert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MerciBKK</text:p>
          </table:table-cell>
          <table:table-cell office:value-type="float" office:value="310" calcext:value-type="float">
            <text:p>31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cky Mountains ZH v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MerciBKK</text:p>
          </table:table-cell>
          <table:table-cell office:value-type="float" office:value="150" calcext:value-type="float">
            <text:p>15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gasa Fortres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rian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aiga Terror ZH v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300" calcext:value-type="float">
            <text:p>3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ournament C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ncHD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quatic Paradise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marade Lenin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rchaic Meltdown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230" calcext:value-type="float">
            <text:p>2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ttle Between Them ZH v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310" calcext:value-type="float">
            <text:p>31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ttle for Reach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Dominion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berOwl, NoMerciBKK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sert Vortex ZH v7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gotten Valley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Lethal Mill ZH v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500" calcext:value-type="float">
            <text:p>50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ost Cause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riane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t Pinatubo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riane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uddy Madness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ersian Gulf Conflict ZH v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280" calcext:value-type="float">
            <text:p>28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y Kingdom Lagoon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Twisted Treeline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MerciBKK, -TanSo-</text:p>
          </table:table-cell>
          <table:table-cell table:style-name="Default" office:value-type="float" office:value="280" calcext:value-type="float">
            <text:p>28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ella Corps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tx</text:p>
          </table:table-cell>
          <table:table-cell table:style-name="ce17" office:value-type="string" calcext:value-type="string">
            <text:p>24 (AI), 3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rban Downfall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stelands Dust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6T09:34:39.366000000</meta:creation-date>
    <dc:date>2024-05-21T21:22:31.359000000</dc:date>
    <meta:editing-duration>P6DT7H3M57S</meta:editing-duration>
    <meta:editing-cycles>585</meta:editing-cycles>
    <meta:generator>LibreOffice/7.3.4.2$Windows_X86_64 LibreOffice_project/728fec16bd5f605073805c3c9e7c4212a0120dc5</meta:generator>
    <meta:document-statistic meta:table-count="1" meta:cell-count="859" meta:object-count="0"/>
  </office:meta>
</office:document-meta>
</file>